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MT" svg:font-family="ArialMT" style:font-family-generic="swiss"/>
    <style:font-face style:name="Helvetica1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fo:font-weight="normal" style:letter-kerning="true" style:font-name-asian="Helvetica1" style:font-size-asian="12pt" style:font-weight-asian="normal" style:font-name-complex="Helvetica1" style:font-size-complex="12pt" style:font-weight-complex="normal"/>
    </style:style>
    <style:style style:name="P2" style:family="paragraph" style:parent-style-name="Standard" style:list-style-name="WW8Num2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fo:font-weight="normal" style:letter-kerning="true" style:font-name-asian="Helvetica1" style:font-size-asian="12pt" style:font-weight-asian="normal" style:font-name-complex="Helvetica1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style:letter-kerning="true" style:font-name-asian="Helvetica1" style:font-size-asian="12pt" style:font-name-complex="Helvetica1" style:font-size-complex="12pt"/>
    </style:style>
    <style:style style:name="P4" style:family="paragraph" style:parent-style-name="Standard" style:list-style-name="WW8Num2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style:letter-kerning="true" style:font-name-asian="Helvetica1" style:font-size-asian="12pt" style:font-name-complex="Helvetica1" style:font-size-complex="12pt"/>
    </style:style>
    <style:style style:name="P5" style:family="paragraph" style:parent-style-name="Standard" style:list-style-name="L3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style:letter-kerning="true" style:font-name-asian="Helvetica1" style:font-size-asian="12pt" style:font-name-complex="Helvetica1" style:font-size-complex="12pt"/>
    </style:style>
    <style:style style:name="P6" style:family="paragraph" style:parent-style-name="Standard" style:list-style-name="WW8Num2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style:letter-kerning="true" style:font-name-asian="ArialMT" style:font-size-asian="12pt" style:font-name-complex="ArialM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font-name="Helvetica" fo:font-size="12pt" fo:letter-spacing="normal" style:text-underline-style="none" fo:font-weight="bold" style:letter-kerning="true" style:font-name-asian="Helvetica1" style:font-size-asian="12pt" style:font-weight-asian="bold" style:font-name-complex="Helvetica1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font-name="Helvetica" fo:font-size="12pt" fo:letter-spacing="normal" style:text-underline-style="solid" style:text-underline-width="auto" style:text-underline-color="font-color" style:letter-kerning="true" style:font-name-asian="ArialMT" style:font-size-asian="12pt" style:font-name-complex="ArialM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Helvetica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1" style:family="paragraph" style:parent-style-name="Standard" style:list-style-name="WW8Num8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2" style:family="paragraph" style:parent-style-name="Standard" style:list-style-name="WW8Num2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5" style:family="paragraph" style:parent-style-name="Standard" style:list-style-name="L4">
      <style:paragraph-properties fo:text-align="justify" style:justify-single-word="false"/>
      <style:text-properties fo:color="#000000" style:font-name="Helvetica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Helvetica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style:font-name="Helvetic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Helvetica"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style:font-name="Helvetica" fo:font-size="24pt" fo:font-weight="bol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Helvetica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 style:list-style-name="WW8Num6">
      <style:paragraph-properties fo:text-align="justify" style:justify-single-word="false"/>
    </style:style>
    <style:style style:name="P22" style:family="paragraph" style:parent-style-name="Standard" style:list-style-name="WW8Num2">
      <style:paragraph-properties fo:text-align="justify" style:justify-single-word="false"/>
    </style:style>
    <style:style style:name="P23" style:family="paragraph" style:parent-style-name="Standard" style:list-style-name="WW8Num8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 style:list-style-name="L2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Helvetica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Helvetica" fo:font-size="12pt" style:font-size-asian="12pt" style:font-size-complex="12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Helvetica" fo:font-size="12pt" style:font-size-asian="12pt" style:font-size-complex="12pt"/>
    </style:style>
    <style:style style:name="P29" style:family="paragraph" style:parent-style-name="Standard" style:master-page-name="Standard">
      <style:paragraph-properties fo:text-align="justify" style:justify-single-word="false" style:page-number="auto"/>
      <style:text-properties fo:color="#000000" style:font-name="Helvetica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style:text-position="super 58%"/>
    </style:style>
    <style:style style:name="T5" style:family="text">
      <style:text-properties fo:color="#000000" style:text-position="super 58%" fo:font-size="12pt" style:font-size-asian="12pt" style:font-size-complex="12pt"/>
    </style:style>
    <style:style style:name="T6" style:family="text">
      <style:text-properties fo:color="#000000" style:text-outline="false" fo:font-size="12pt" fo:letter-spacing="normal" style:text-underline-style="none" fo:font-weight="normal" style:letter-kerning="true" style:font-name-asian="Helvetica1" style:font-size-asian="12pt" style:font-weight-asian="normal" style:font-name-complex="Helvetica1" style:font-size-complex="12pt" style:font-weight-complex="normal"/>
    </style:style>
    <style:style style:name="T7" style:family="text">
      <style:text-properties fo:color="#000000" style:text-outline="false" fo:font-size="12pt" fo:letter-spacing="normal" style:text-underline-style="none" style:letter-kerning="true" style:font-name-asian="Helvetica1" style:font-size-asian="12pt" style:font-name-complex="Helvetica1" style:font-size-complex="12pt"/>
    </style:style>
    <style:style style:name="T8" style:family="text">
      <style:text-properties fo:color="#000000" style:text-outline="false" fo:font-size="12pt" fo:letter-spacing="normal" style:letter-kerning="true" style:font-name-asian="ArialMT" style:font-size-asian="12pt" style:font-name-complex="ArialMT" style:font-size-complex="12pt"/>
    </style:style>
    <style:style style:name="T9" style:family="text">
      <style:text-properties fo:color="#000000" style:text-outline="false" fo:font-size="12pt" fo:letter-spacing="normal" style:text-underline-style="solid" style:text-underline-width="auto" style:text-underline-color="font-color" style:letter-kerning="true" style:font-name-asian="ArialMT" style:font-size-asian="12pt" style:font-name-complex="ArialMT" style:font-size-complex="12pt"/>
    </style:style>
    <style:style style:name="T10" style:family="text">
      <style:text-properties fo:color="#000000" style:text-outline="false" style:font-name="Helvetica" fo:font-size="12pt" fo:letter-spacing="normal" style:text-underline-style="none" fo:font-weight="normal" style:letter-kerning="true" style:font-name-asian="Helvetica1" style:font-size-asian="12pt" style:font-weight-asian="normal" style:font-name-complex="Helvetica1" style:font-size-complex="12pt" style:font-weight-complex="normal"/>
    </style:style>
    <style:style style:name="T11" style:family="text">
      <style:text-properties fo:color="#000000" style:text-outline="false" style:font-name="Helvetica" fo:font-size="12pt" fo:letter-spacing="normal" style:letter-kerning="true" style:font-name-asian="ArialMT" style:font-size-asian="12pt" style:font-name-complex="ArialMT" style:font-size-complex="12pt"/>
    </style:style>
    <style:style style:name="T12" style:family="text">
      <style:text-properties fo:color="#000000" style:text-outline="false" style:font-name="Helvetica" fo:font-size="12pt" fo:letter-spacing="normal" style:text-underline-style="solid" style:text-underline-width="auto" style:text-underline-color="font-color" style:letter-kerning="true" style:font-name-asian="ArialMT" style:font-size-asian="12pt" style:font-name-complex="ArialMT" style:font-size-complex="12pt"/>
    </style:style>
    <style:style style:name="T13" style:family="text">
      <style:text-properties fo:color="#000000" style:font-name="Helvetica"/>
    </style:style>
    <style:style style:name="T14" style:family="text">
      <style:text-properties fo:color="#000000" style:font-name="Helvetica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style:font-name="Helvetica" fo:font-size="12pt" style:font-size-asian="12pt" style:font-size-complex="12pt"/>
    </style:style>
    <style:style style:name="T16" style:family="text">
      <style:text-properties fo:color="#000000" style:font-name="Helvetica" fo:font-size="14pt" style:font-size-asian="14pt" style:font-size-complex="14pt"/>
    </style:style>
    <style:style style:name="T17" style:family="text">
      <style:text-properties style:font-name="Helvetica"/>
    </style:style>
    <style:style style:name="T18" style:family="text">
      <style:text-properties style:font-name="Helvetica" fo:font-size="12pt" style:font-size-asian="12pt" style:font-size-complex="12pt"/>
    </style:style>
    <style:style style:name="T19" style:family="text">
      <style:text-properties style:font-name="Helvetica" fo:font-size="14pt" style:font-size-asian="14pt" style:font-size-complex="14pt"/>
    </style:style>
    <style:style style:name="T20" style:family="text">
      <style:text-properties fo:color="#0066cc" style:font-name="Helvetica" fo:font-size="12pt" style:font-size-asian="12pt" style:font-size-complex="12pt"/>
    </style:style>
    <style:style style:name="T21" style:family="text">
      <style:text-properties fo:color="#006699" style:font-name="Helvetica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Introducing live electronic music with Integra Live</text:p>
      <text:p text:style-name="P19"/>
      <text:p text:style-name="P20">Timetable and requests</text:p>
      <text:p text:style-name="P18"/>
      <text:p text:style-name="P16">First session</text:p>
      <text:list xml:id="list505904257608045280" text:style-name="L1">
        <text:list-item>
          <text:p text:style-name="P27"><text:span text:style-name="T1">Date: Tuesday 18</text:span><text:span text:style-name="T4">th</text:span><text:span text:style-name="T1"> November 2014</text:span></text:p>
        </text:list-item>
        <text:list-item>
          <text:p text:style-name="P13">Place: S.Cecilia Conservatoire, <text:s/>Via dei Greci, 18 – 00187 – Roma – RM – Italy</text:p>
        </text:list-item>
        <text:list-item>
          <text:p text:style-name="P13">Timing: TBD (duration 2 hours)</text:p>
        </text:list-item>
        <text:list-item>
          <text:p text:style-name="P24"><text:span text:style-name="T15">Venue's information: </text:span><text:a xlink:type="simple" xlink:href="http://www.conservatoriosantacecilia.it/" text:style-name="Internet_20_link" text:visited-style-name="Visited_20_Internet_20_Link"><text:span text:style-name="Internet_20_link"><text:span text:style-name="T20">http://www.conservatoriosantacecilia.it</text:span></text:span></text:a></text:p>
        </text:list-item>
      </text:list>
      <text:p text:style-name="P10"/>
      <text:p text:style-name="P10"/>
      <text:p text:style-name="P16">Second session</text:p>
      <text:list xml:id="list5350437684037798966" text:style-name="L2">
        <text:list-item>
          <text:p text:style-name="P28"><text:span text:style-name="T1">Date: Saturday 22</text:span><text:span text:style-name="T4">nd</text:span><text:span text:style-name="T1"> November 2014</text:span></text:p>
        </text:list-item>
        <text:list-item>
          <text:p text:style-name="P14">Place: A.Casella Conservatoire, Via Francesco Savini, 6 – 67100 – L'Aquila – AQ – Italy</text:p>
        </text:list-item>
        <text:list-item>
          <text:p text:style-name="P14">Timing: TBD (duration 2 hours)</text:p>
        </text:list-item>
        <text:list-item>
          <text:p text:style-name="P25"><text:span text:style-name="T18">Venue's info: </text:span><text:a xlink:type="simple" xlink:href="http://www.consaq.it/" text:style-name="Internet_20_link" text:visited-style-name="Visited_20_Internet_20_Link"><text:span text:style-name="Internet_20_link"><text:span text:style-name="T20">http://www.consaq.it</text:span></text:span></text:a></text:p>
          <text:p text:style-name="P17"/>
        </text:list-item>
      </text:list>
      <text:p text:style-name="P16">Language</text:p>
      <text:list xml:id="list9217175216223781123" text:style-name="L4">
        <text:list-item>
          <text:p text:style-name="P15">Italian (English if required)</text:p>
        </text:list-item>
      </text:list>
      <text:p text:style-name="P3"/>
      <text:p text:style-name="P7">Requests</text:p>
      <text:list xml:id="list2153576665178210576" text:style-name="L3">
        <text:list-item>
          <text:p text:style-name="P5">projection system</text:p>
        </text:list-item>
        <text:list-item>
          <text:p text:style-name="P5">stereophonic audio system</text:p>
        </text:list-item>
        <text:list-item>
          <text:p text:style-name="P5">if is possible, audio-video recording system to film the worksh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MT" svg:font-family="ArialMT" style:font-family-generic="swiss"/>
    <style:font-face style:name="Helvetica1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text-outline="false" style:font-name="Symbol" fo:font-size="12pt" fo:letter-spacing="normal" style:letter-kerning="true" style:font-name-asian="Helvetica1" style:font-size-asian="12pt" style:font-name-complex="OpenSymbol" style:font-size-complex="12pt"/>
    </style:style>
    <style:style style:name="WW8Num2z1" style:family="text">
      <style:text-properties fo:color="#000000" style:text-outline="false" style:font-name="OpenSymbol" fo:font-size="12pt" fo:letter-spacing="normal" style:letter-kerning="true" style:font-name-asian="ArialMT" style:font-size-asian="12pt" style:font-name-complex="OpenSymbol" style:font-size-complex="12pt"/>
    </style:style>
    <style:style style:name="WW8Num2z3" style:family="text">
      <style:text-properties fo:color="#000000" style:text-outline="false" style:font-name="Symbol" fo:font-size="12pt" fo:letter-spacing="normal" style:letter-kerning="true" style:font-size-asian="12pt" style:font-name-complex="OpenSymbol" style:font-size-complex="12pt"/>
    </style:style>
    <style:style style:name="WW8Num3z0" style:family="text">
      <style:text-properties fo:color="#000000" style:font-name="Symbol" fo:font-size="12pt" style:font-size-asian="12pt" style:font-name-complex="OpenSymbol" style:font-size-complex="12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00" style:font-name="Symbol" fo:font-size="12pt" style:font-size-asian="12pt" style:font-name-complex="OpenSymbol" style:font-size-complex="12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00" style:text-outline="false" style:font-name="Symbol" fo:font-size="12pt" fo:letter-spacing="normal" style:letter-kerning="true" style:font-name-asian="Helvetica1" style:font-size-asian="12pt" style:font-name-complex="OpenSymbol" style:font-size-complex="12pt"/>
    </style:style>
    <style:style style:name="WW8Num5z1" style:family="text">
      <style:text-properties fo:color="#000000" style:text-outline="false" style:font-name="OpenSymbol" fo:font-size="12pt" fo:letter-spacing="normal" style:letter-kerning="true" style:font-name-asian="ArialMT" style:font-size-asian="12pt" style:font-name-complex="OpenSymbol" style:font-size-complex="12pt"/>
    </style:style>
    <style:style style:name="WW8Num6z0" style:family="text">
      <style:text-properties fo:color="#000000" style:text-outline="false" style:font-name="Symbol" fo:font-size="12pt" fo:letter-spacing="normal" style:letter-kerning="true" style:font-name-asian="Helvetica1" style:font-size-asian="12pt" style:font-name-complex="OpenSymbol" style:font-size-complex="12pt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fo:color="#000000" style:font-name="Symbol" fo:font-size="12pt" style:font-size-asian="12pt" style:font-name-complex="OpenSymbol" style:font-size-complex="12pt"/>
    </style:style>
    <style:style style:name="WW8Num8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landino Di Donato</meta:initial-creator>
    <meta:creation-date>2014-10-02T16:08:09</meta:creation-date>
    <dc:creator>Balandino Di Donato</dc:creator>
    <dc:date>2014-10-06T12:40:42</dc:date>
    <meta:editing-cycles>17</meta:editing-cycles>
    <meta:editing-duration>PT1H34M9S</meta:editing-duration>
    <meta:generator>OpenOffice/4.1.1$Unix OpenOffice.org_project/411m6$Build-9775</meta:generator>
    <meta:document-statistic meta:table-count="0" meta:image-count="0" meta:object-count="0" meta:page-count="1" meta:paragraph-count="18" meta:word-count="103" meta:character-count="648"/>
  </office:meta>
</office:document-meta>
</file>